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e88b4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ef3de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00ffff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ff0000" style:text-line-through-style="none" style:text-line-through-type="none" fo:font-size="12pt" style:text-underline-style="none" fo:font-weight="normal" officeooo:paragraph-rsid="001e88b4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size="12pt" fo:font-weight="normal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size="12pt" fo:font-weight="normal" officeooo:paragraph-rsid="001e88b4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size="12pt" fo:font-weight="normal" fo:background-color="#ffffff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1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1f81e4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f81e4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20ce5" style:text-blinking="false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f81e4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style:text-blinking="false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990099" style:text-line-through-style="none" style:text-line-through-type="none" style:font-name="monospace" fo:font-size="8.25pt" fo:letter-spacing="normal" fo:font-style="normal" style:text-underline-style="none" style:text-blinking="false"/>
    </style:style>
    <style:style style:name="T14" style:family="text">
      <style:text-properties fo:font-variant="normal" fo:text-transform="none" fo:color="#990099" style:text-line-through-style="none" style:text-line-through-type="none" style:font-name="monospace" fo:font-size="8.25pt" fo:letter-spacing="normal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990099" style:text-line-through-style="none" style:text-line-through-type="none" style:font-name="monospace" fo:font-size="8.25pt" fo:letter-spacing="normal" fo:font-style="normal" style:text-underline-style="none" fo:font-weight="normal" officeooo:rsid="001f81e4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8000" style:text-line-through-style="none" style:text-line-through-type="none" style:font-name="monospace" fo:font-size="8.25pt" fo:letter-spacing="normal" fo:font-style="normal" style:text-underline-style="none" style:text-blinking="false"/>
    </style:style>
    <style:style style:name="T17" style:family="text">
      <style:text-properties fo:font-variant="normal" fo:text-transform="none" fo:color="#008000" style:text-line-through-style="none" style:text-line-through-type="none" style:font-name="monospace" fo:font-size="8.25pt" fo:letter-spacing="normal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8000" style:text-line-through-style="none" style:text-line-through-type="none" style:font-name="monospace" fo:font-size="8.25pt" fo:letter-spacing="normal" fo:font-style="normal" style:text-underline-style="none" officeooo:rsid="00220ce5" style:text-blinking="false"/>
    </style:style>
    <style:style style:name="T19" style:family="text">
      <style:text-properties fo:font-variant="normal" fo:text-transform="none" fo:color="#008000" style:text-line-through-style="none" style:text-line-through-type="none" style:font-name="monospace" fo:font-size="8.25pt" fo:letter-spacing="normal" fo:font-style="normal" style:text-underline-style="none" fo:font-weight="normal" officeooo:rsid="001f81e4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ff00ff" style:text-line-through-style="none" style:text-line-through-type="none" style:font-name="monospace" fo:font-size="8.25pt" fo:letter-spacing="normal" fo:font-style="normal" style:text-underline-style="none" style:text-blinking="false"/>
    </style:style>
    <style:style style:name="T21" style:family="text">
      <style:text-properties fo:font-variant="normal" fo:text-transform="none" fo:color="#ff00ff" style:text-line-through-style="none" style:text-line-through-type="none" style:font-name="monospace" fo:font-size="8.25pt" fo:letter-spacing="normal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ff00ff" style:text-line-through-style="none" style:text-line-through-type="none" style:font-name="monospace" fo:font-size="8.25pt" fo:letter-spacing="normal" fo:font-style="normal" style:text-underline-style="none" fo:font-weight="normal" officeooo:rsid="001f81e4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8080" style:text-line-through-style="none" style:text-line-through-type="none" style:font-name="monospace" fo:font-size="8.25pt" fo:letter-spacing="normal" fo:font-style="normal" style:text-underline-style="none" style:text-blinking="false" fo:background-color="transparent" loext:char-shading-value="0"/>
    </style:style>
    <style:style style:name="T24" style:family="text">
      <style:text-properties fo:color="#990099" style:font-name="monospace" fo:font-size="8.25pt" fo:letter-spacing="normal"/>
    </style:style>
    <style:style style:name="T25" style:family="text">
      <style:text-properties fo:letter-spacing="normal"/>
    </style:style>
    <style:style style:name="T26" style:family="text">
      <style:text-properties fo:color="#008000" style:font-name="monospace" fo:font-size="8.25pt" fo:letter-spacing="normal"/>
    </style:style>
    <style:style style:name="T27" style:family="text">
      <style:text-properties fo:color="#ff00ff" style:font-name="monospace" fo:font-size="8.25pt" fo:letter-spacing="normal"/>
    </style:style>
    <style:style style:name="T28" style:family="text">
      <style:text-properties fo:color="#008080" style:font-name="monospace" fo:font-size="8.25pt" fo:letter-spacing="normal"/>
    </style:style>
    <style:style style:name="T29" style:family="text">
      <style:text-properties officeooo:rsid="001ef3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80536b9a-7fff-e96e-aacc-d07ea423e913"/><text:span text:style-name="T2">Partie 2 </text:span><text:span text:style-name="T3">)</text:span><text:span text:style-name="T10"> </text:span><text:span text:style-name="T2">Créer les requêtes suivantes : </text:span></text:p>
      <text:p text:style-name="P2">R1 🡺 Afficher les noms, prénoms et les dates de naissance de tous les employés.</text:p>
      <text:p text:style-name="P7"><text:span text:style-name="T14">SELECT</text:span><text:span text:style-name="T11"> </text:span><text:span text:style-name="T17">`Nom`</text:span><text:span text:style-name="T11"> </text:span><text:span text:style-name="T21">,</text:span><text:span text:style-name="T11"> </text:span><text:span text:style-name="T17">`Prenom`</text:span><text:span text:style-name="T11"> </text:span><text:span text:style-name="T21">,</text:span><text:span text:style-name="T11"> </text:span><text:span text:style-name="T17">`DateNaissance`</text:span><text:span text:style-name="T12"><text:line-break/></text:span><text:span text:style-name="T14">FROM</text:span><text:span text:style-name="T11"> </text:span><text:span text:style-name="T17">`rhemploye`</text:span><text:span text:style-name="T12"><text:line-break/></text:span><text:span text:style-name="T14">WHERE</text:span><text:span text:style-name="T11"> </text:span><text:span text:style-name="T23">1</text:span><text:span text:style-name="T12"> </text:span></text:p>
      <text:p text:style-name="P5"/>
      <text:p text:style-name="P9"><text:span text:style-name="T4">R2 🡺 </text:span><text:span text:style-name="T6">Afficher toutes les informations concernant les </text:span><text:span text:style-name="T7">comptables</text:span><text:span text:style-name="T6">.</text:span></text:p>
      <text:p text:style-name="P8"><text:span text:style-name="T13">SELECT</text:span><text:span text:style-name="T9"> </text:span><text:span text:style-name="T20">*</text:span><text:span text:style-name="T1"><text:line-break/></text:span><text:span text:style-name="T13">FROM</text:span><text:span text:style-name="T9"> </text:span><text:span text:style-name="T16">`rhemploye`</text:span><text:span text:style-name="T1"><text:line-break/></text:span><text:span text:style-name="T13">WHERE</text:span><text:span text:style-name="T9"> </text:span><text:span text:style-name="T16">`Fonction`</text:span><text:span text:style-name="T9"> </text:span><text:span text:style-name="T20">=</text:span><text:span text:style-name="T9"> </text:span><text:span text:style-name="T16">'</text:span><text:span text:style-name="T18">Comptable</text:span><text:span text:style-name="T16">'</text:span><text:span text:style-name="T1"> </text:span></text:p>
      <text:p text:style-name="P4"/>
      <text:p text:style-name="P1">R3🡺Afficher les noms et prénoms de tous les directeurs.</text:p>
      <text:p text:style-name="P1"><text:span text:style-name="T24">SELECT</text:span><text:span text:style-name="T25"> </text:span><text:span text:style-name="T26">`Nom`</text:span><text:span text:style-name="T25"> </text:span><text:span text:style-name="T27">,</text:span><text:span text:style-name="T25"> </text:span><text:span text:style-name="T26">`Prenom`</text:span><text:line-break/><text:span text:style-name="T24">FROM</text:span><text:span text:style-name="T25"> </text:span><text:span text:style-name="T26">`rhemploye`</text:span><text:line-break/><text:span text:style-name="T24">WHERE</text:span><text:span text:style-name="T25"> </text:span><text:span text:style-name="T26">`Fonction`</text:span><text:span text:style-name="T25"> </text:span><text:span text:style-name="T27">=</text:span><text:span text:style-name="T25"> </text:span><text:span text:style-name="T26">'Directeur'</text:span> </text:p>
      <text:p text:style-name="P1"/>
      <text:p text:style-name="P1">R4🡺  Afficher toutes les informations sur les employés masculins.</text:p>
      <text:p text:style-name="P1"><text:span text:style-name="T24">SELECT</text:span><text:span text:style-name="T25"> </text:span><text:span text:style-name="T27">*</text:span><text:line-break/><text:span text:style-name="T24">FROM</text:span><text:span text:style-name="T25"> </text:span><text:span text:style-name="T26">`rhemploye`</text:span><text:line-break/><text:span text:style-name="T24">WHERE</text:span><text:span text:style-name="T25"> </text:span><text:span text:style-name="T26">`Sexe`</text:span><text:span text:style-name="T25"> </text:span><text:span text:style-name="T27">=</text:span><text:span text:style-name="T25"> </text:span><text:span text:style-name="T26">'H'</text:span> </text:p>
      <text:p text:style-name="P1"/>
      <text:p text:style-name="P1">R5 🡺 Afficher les noms et prénoms des employés qui habitent à “paris”</text:p>
      <text:p text:style-name="P1"><text:span text:style-name="T24">SELECT</text:span><text:span text:style-name="T25"> </text:span><text:span text:style-name="T26">`Nom`</text:span><text:span text:style-name="T25"> </text:span><text:span text:style-name="T27">,</text:span><text:span text:style-name="T25"> </text:span><text:span text:style-name="T26">`Prenom`</text:span><text:line-break/><text:span text:style-name="T24">FROM</text:span><text:span text:style-name="T25"> </text:span><text:span text:style-name="T26">`rhemploye`</text:span><text:line-break/><text:span text:style-name="T24">WHERE</text:span><text:span text:style-name="T25"> </text:span><text:span text:style-name="T26">`Site`</text:span><text:span text:style-name="T25"> </text:span><text:span text:style-name="T27">=</text:span><text:span text:style-name="T25"> </text:span><text:span text:style-name="T26">'Paris'</text:span> </text:p>
      <text:p text:style-name="P1"/>
      <text:p text:style-name="P1">R6🡺Afficher tous les employés recrutés en 2009.</text:p>
      <text:p text:style-name="P1"><text:span text:style-name="T24">SELECT</text:span><text:span text:style-name="T25"> </text:span><text:span text:style-name="T27">*</text:span><text:line-break/><text:span text:style-name="T24">FROM</text:span><text:span text:style-name="T25"> </text:span><text:span text:style-name="T26">`rhemploye`</text:span><text:line-break/><text:span text:style-name="T24">WHERE</text:span><text:span text:style-name="T25"> </text:span><text:span text:style-name="T26">`DateEmbauche`</text:span><text:line-break/><text:span text:style-name="T24">BETWEEN</text:span><text:span text:style-name="T25"> </text:span><text:span text:style-name="T26">'2009-01-01'</text:span><text:line-break/><text:span text:style-name="T24">AND</text:span><text:span text:style-name="T25"> </text:span><text:span text:style-name="T26">'2009-12-31'</text:span> </text:p>
      <text:p text:style-name="P1"/>
      <text:p text:style-name="P3">Préparer 3 dernières requêtes de votre choix :</text:p>
      <text:p text:style-name="P3">R7🡺<text:span text:style-name="T29">Afficher tous les employés avec salaire supérieur à 2000 euros en contrat CDI</text:span></text:p>
      <text:p text:style-name="P3"><text:span text:style-name="T24">SELECT</text:span><text:span text:style-name="T25"> </text:span><text:span text:style-name="T27">*</text:span><text:line-break/><text:span text:style-name="T24">FROM</text:span><text:span text:style-name="T25"> </text:span><text:span text:style-name="T26">`rhemploye`</text:span><text:line-break/><text:span text:style-name="T24">WHERE</text:span><text:span text:style-name="T25"> </text:span><text:span text:style-name="T26">`Salaire`</text:span><text:span text:style-name="T25"> </text:span><text:span text:style-name="T27">&gt;</text:span><text:span text:style-name="T25"> </text:span><text:span text:style-name="T26">'2000'</text:span><text:line-break/><text:span text:style-name="T24">AND</text:span><text:span text:style-name="T25"> </text:span><text:span text:style-name="T26">`TypeContrat`</text:span><text:span text:style-name="T25"> </text:span><text:span text:style-name="T27">=</text:span><text:span text:style-name="T25"> </text:span><text:span text:style-name="T26">'CDI'</text:span> </text:p>
      <text:p text:style-name="P3"/>
      <text:p text:style-name="P3">R8🡺<text:span text:style-name="T29">Afficher NoEmp et NoSrv</text:span></text:p>
      <text:p text:style-name="P3"><text:span text:style-name="T24">SELECT</text:span><text:span text:style-name="T25"> </text:span><text:span text:style-name="T26">`NoEmp`</text:span><text:span text:style-name="T25"> </text:span><text:span text:style-name="T27">,</text:span><text:span text:style-name="T25"> </text:span><text:span text:style-name="T26">`NoSrv`</text:span><text:line-break/><text:span text:style-name="T24">FROM</text:span><text:span text:style-name="T25"> </text:span><text:span text:style-name="T26">`rhemploye`</text:span><text:line-break/><text:span text:style-name="T24">WHERE</text:span><text:span text:style-name="T25"> </text:span><text:span text:style-name="T28">1</text:span> </text:p>
      <text:p text:style-name="P3"><text:soft-page-break/></text:p>
      <text:p text:style-name="P10"><text:span text:style-name="T4">R9🡺 </text:span><text:span text:style-name="T5">Afficher Nom Prénom des employés feminins qui sont comptables</text:span></text:p>
      <text:p text:style-name="P10"><text:span text:style-name="T15">SELECT</text:span><text:span text:style-name="T8"> </text:span><text:span text:style-name="T19">`Nom`</text:span><text:span text:style-name="T8"> </text:span><text:span text:style-name="T22">,</text:span><text:span text:style-name="T8"> </text:span><text:span text:style-name="T19">`Prenom`</text:span><text:span text:style-name="T5"><text:line-break/></text:span><text:span text:style-name="T15">FROM</text:span><text:span text:style-name="T8"> </text:span><text:span text:style-name="T19">`rhemploye`</text:span><text:span text:style-name="T5"><text:line-break/></text:span><text:span text:style-name="T15">WHERE</text:span><text:span text:style-name="T8"> </text:span><text:span text:style-name="T19">`Sexe`</text:span><text:span text:style-name="T8"> </text:span><text:span text:style-name="T22">=</text:span><text:span text:style-name="T8"> </text:span><text:span text:style-name="T19">'F'</text:span><text:span text:style-name="T5"><text:line-break/></text:span><text:span text:style-name="T15">AND</text:span><text:span text:style-name="T8"> </text:span><text:span text:style-name="T19">`Fonction`</text:span><text:span text:style-name="T8"> </text:span><text:span text:style-name="T22">=</text:span><text:span text:style-name="T8"> </text:span><text:span text:style-name="T19">'Comptable'</text:span><text:span text:style-name="T5"> </text:span></text:p>
      <text:p text:style-name="P3"/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05T14:30:00.736000000</meta:creation-date>
    <dc:date>2023-01-05T15:10:09.947000000</dc:date>
    <meta:editing-duration>PT13M17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21" meta:word-count="195" meta:character-count="1245" meta:non-whitespace-character-count="1058"/>
  </office:meta>
</office:document-meta>
</file>